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1.217cm" style:auto-text-indent="false"/>
    </style:style>
    <style:style style:name="P2" style:family="paragraph" style:parent-style-name="Standard" style:list-style-name="WWNum1">
      <style:paragraph-properties fo:margin-left="2.54cm" fo:margin-right="0cm" fo:margin-top="0cm" fo:margin-bottom="0cm" loext:contextual-spacing="false" fo:line-height="150%" fo:text-indent="-0.635cm" style:auto-text-indent="false" style:vertical-align="baseline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indent="1.27cm" style:auto-text-indent="false" fo:background-color="#ffffff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indent="1.27cm" style:auto-text-indent="false" fo:background-color="#ffffff"/>
    </style:style>
    <style:style style:name="P5" style:family="paragraph" style:parent-style-name="qowt-stl-a6">
      <style:paragraph-properties fo:margin-left="0cm" fo:margin-right="0cm" fo:margin-top="0cm" fo:margin-bottom="0cm" loext:contextual-spacing="false" fo:line-height="150%" fo:text-indent="1.27cm" style:auto-text-indent="false"/>
    </style:style>
    <style:style style:name="P6" style:family="paragraph" style:parent-style-name="qowt-stl-a6">
      <style:paragraph-properties fo:margin-left="0cm" fo:margin-right="0cm" fo:margin-top="0cm" fo:margin-bottom="0cm" loext:contextual-spacing="false" fo:line-height="150%" fo:text-indent="1.27cm" style:auto-text-indent="false"/>
      <style:text-properties fo:font-size="14pt" style:font-size-asian="14pt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left="0cm" fo:margin-right="-0.004cm" fo:margin-top="0cm" fo:margin-bottom="0cm" loext:contextual-spacing="false" fo:line-height="150%" fo:text-align="center" style:justify-single-word="false" fo:text-indent="0cm" style:auto-text-indent="false" fo:background-color="#ffffff"/>
    </style:style>
    <style:style style:name="P8" style:family="paragraph" style:parent-style-name="Normal_20__28_Web_29_" style:master-page-name="Standard">
      <loext:graphic-properties draw:fill="solid" draw:fill-color="#ffffff"/>
      <style:paragraph-properties fo:margin-left="0cm" fo:margin-right="-0.004cm" fo:margin-top="0cm" fo:margin-bottom="0cm" loext:contextual-spacing="false" fo:line-height="150%" fo:text-align="center" style:justify-single-word="false" fo:text-indent="0cm" style:auto-text-indent="false" style:page-number="auto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-0.004cm" fo:margin-top="0cm" fo:margin-bottom="0cm" loext:contextual-spacing="false" fo:line-height="150%" fo:text-align="center" style:justify-single-word="false" fo:text-indent="0.7cm" style:auto-text-indent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50%" fo:background-color="#ffffff"/>
      <style:text-properties fo:color="#000000" fo:font-size="14pt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50%" fo:text-align="center" style:justify-single-word="false" fo:background-color="#ffffff"/>
      <style:text-properties fo:color="#000000" fo:font-size="14pt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4.001cm" fo:margin-right="0cm" fo:margin-top="0cm" fo:margin-bottom="0cm" loext:contextual-spacing="false" fo:line-height="150%" fo:text-align="center" style:justify-single-word="false" fo:text-indent="0cm" style:auto-text-indent="false" fo:background-color="#ffffff"/>
    </style:style>
    <style:style style:name="P13" style:family="paragraph" style:parent-style-name="Normal_20__28_Web_29_">
      <loext:graphic-properties draw:fill="solid" draw:fill-color="#ffffff"/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fo:background-color="#ffffff"/>
      <style:text-properties fo:font-size="14pt" style:font-size-asian="14pt" style:font-size-complex="14pt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150%" fo:text-indent="1.217cm" style:auto-text-indent="false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9abd4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8" style:family="text"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qowt-font2-timesnewroman"><text:span text:style-name="T1">МИНОБРНАУКИ РОССИИ</text:span></text:span></text:p>
      <text:p text:style-name="P7"><text:span text:style-name="qowt-font2-timesnewroman"><text:span text:style-name="T1">Федеральное государственное бюджетное образовательное учреждение</text:span></text:span></text:p>
      <text:p text:style-name="P7"><text:span text:style-name="qowt-font2-timesnewroman"><text:span text:style-name="T1">высшего образования</text:span></text:span></text:p>
      <text:p text:style-name="P7"><text:span text:style-name="qowt-font2-timesnewroman"><text:span text:style-name="T1">«Пензенский государственный технологический университет»</text:span></text:span></text:p>
      <text:p text:style-name="P7"><text:span text:style-name="qowt-font2-timesnewroman"><text:span text:style-name="T1">(ПензГТУ)</text:span></text:span></text:p>
      <text:p text:style-name="P7"><text:span text:style-name="T1"><text:line-break/></text:span></text:p>
      <text:p text:style-name="P7"><text:span text:style-name="qowt-font2-timesnewroman"><text:span text:style-name="T1">Факультет информационных и образовательных технологий</text:span></text:span></text:p>
      <text:p text:style-name="P7"><text:span text:style-name="qowt-font2-timesnewroman"><text:span text:style-name="T1">Кафедра «Информационные технологии и системы»</text:span></text:span></text:p>
      <text:p text:style-name="P7"><text:span text:style-name="qowt-font2-timesnewroman"><text:span text:style-name="T1">Дисциплина «Языки программирования»</text:span></text:span></text:p>
      <text:p text:style-name="P7"><text:span text:style-name="T1"><text:line-break/></text:span></text:p>
      <text:p text:style-name="P7"><text:span text:style-name="T1"><text:line-break/></text:span></text:p>
      <text:p text:style-name="P7"><text:span text:style-name="T1"><text:line-break/></text:span></text:p>
      <text:p text:style-name="P7"><text:span text:style-name="qowt-font2-timesnewroman"><text:span text:style-name="T1">ОТЧЕТ ПО КОНТРОЛЬНОЙ РАБОТЕ № 2</text:span></text:span></text:p>
      <text:p text:style-name="P7"><text:span text:style-name="qowt-font2-timesnewroman"><text:span text:style-name="T1">на тему «Основы С и </text:span></text:span><text:span text:style-name="qowt-font2-timesnewroman"><text:span text:style-name="T3">Python</text:span></text:span><text:span text:style-name="qowt-font2-timesnewroman"><text:span text:style-name="T1">. Быстрый старт»</text:span></text:span></text:p>
      <text:p text:style-name="P7"><text:span text:style-name="qowt-font2-timesnewroman"><text:span text:style-name="T1">Вариант №</text:span></text:span><text:span text:style-name="qowt-font2-timesnewroman"><text:span text:style-name="T2">8</text:span></text:span></text:p>
      <text:p text:style-name="P7"><text:span text:style-name="T1"><text:line-break/></text:span></text:p>
      <text:p text:style-name="P9"><text:span text:style-name="T1"><text:line-break/></text:span></text:p>
      <text:p text:style-name="P10"/>
      <text:p text:style-name="P12"><text:span text:style-name="qowt-font2-timesnewroman"><text:span text:style-name="T1">Выполнил: студент гр. 19ИС1бп <text:s/></text:span></text:span><text:span text:style-name="qowt-font2-timesnewroman"><text:span text:style-name="T2">Карнач Н.Р</text:span></text:span><text:span text:style-name="qowt-font2-timesnewroman"><text:span text:style-name="T1">.</text:span></text:span></text:p>
      <text:p text:style-name="P12"><text:span text:style-name="qowt-font2-timesnewroman"><text:span text:style-name="T1">Проверил: ст. преподаватель каф. ИТС Володин К.И.</text:span></text:span></text:p>
      <text:p text:style-name="P12"><text:span text:style-name="qowt-font2-timesnewroman"><text:span text:style-name="T1">Работа защищена с оценкой: ___________</text:span></text:span></text:p>
      <text:p text:style-name="P11"><text:span text:style-name="qowt-font2-timesnewroman"/></text:p>
      <text:p text:style-name="P12"><text:span text:style-name="qowt-font2-timesnewroman"><text:span text:style-name="T1">Пенза 2020</text:span></text:span></text:p>
      <text:p text:style-name="P13"/>
      <text:p text:style-name="P5"><text:span text:style-name="T9">1 Цель работы</text:span></text:p>
      <text:p text:style-name="P5"><text:soft-page-break/><text:span text:style-name="T9">Целью работы является изучение основ написания программы на языке </text:span><text:span text:style-name="T4">ANSI C</text:span><text:span text:style-name="T10"> <text:s/></text:span><text:span text:style-name="T9"><text:s/>и работы </text:span><text:bookmark-start text:name="__DdeLink__1577_3993602672"/><text:span text:style-name="T9">в интегрированной среде </text:span><text:span text:style-name="T10">Microsoft Visual Studio</text:span><text:bookmark-end text:name="__DdeLink__1577_3993602672"/><text:span text:style-name="T9"> 2010 .</text:span></text:p>
      <text:p text:style-name="P5"><text:span text:style-name="T9">2 Задание на работу</text:span></text:p>
      <text:p text:style-name="P14"><text:span text:style-name="T9"><text:tab/></text:span><text:span text:style-name="T5">Задача 1. Интегрирование. Начало.</text:span></text:p>
      <text:p text:style-name="P1"><text:span text:style-name="T6">Реализуйте интегрирование функции вида </text:span><text:span text:style-name="T7">f(x)</text:span><text:span text:style-name="T6"> методами прямоугольников, трапеций, Симпсона.</text:span></text:p>
      <text:p text:style-name="P1"><text:span text:style-name="T6">Подынтегральную функцию взять из лабораторной работы № 1.</text:span></text:p>
      <text:p text:style-name="P1"><text:span text:style-name="T8">Задача 2. Интегрирование. Дальше в лес.</text:span></text:p>
      <text:p text:style-name="P1"><text:span text:style-name="T6">Построить график сравнения улучшения точности решения всеми методами в зависимости от количества разбиений. Графики по каждому из методов представить на одном графике для сравнения.</text:span></text:p>
      <text:p text:style-name="P14"><text:span text:style-name="T5">Задача 3. Решение уравнений во имя добра</text:span></text:p>
      <text:p text:style-name="P14"><text:span text:style-name="T1">Реализуйте два метода решения системы линейных уравнений (</text:span><text:a xlink:type="simple" xlink:href="http://users.powernet.co.uk/kienzle/octave/matcompat/scripts/linear-algebra/rref.m" text:style-name="ListLabel_20_10" text:visited-style-name="ListLabel_20_10"><text:span text:style-name="Internet_20_link"><text:span text:style-name="T1">Gauss-Jordan</text:span></text:span></text:a><text:span text:style-name="T1">, Cramer). Сравните и постройте график увеличения времени решения системы и объема занимаемой памяти с ростом размерности системы. </text:span></text:p>
      <text:p text:style-name="P1"><text:span text:style-name="T8">Задача 4. Энтропия </text:span></text:p>
      <text:p text:style-name="P1"><text:span text:style-name="T6">Реализуйте алгоритм расчета энтропии указанных файлов с заданным расширением.</text:span></text:p>
      <text:p text:style-name="P1"><text:span text:style-name="T8">Задача 5. Монте-карло - это не город</text:span></text:p>
      <text:p text:style-name="P1"><text:span text:style-name="T6">Реализуйте алгоритм определения значения числа Пи методом Монте-Карло (методом статистических испытаний). Постройте график зависимости точности расчета значения интеграла в зависимости от числа испытаний.</text:span></text:p>
      <text:p text:style-name="P1"><text:span text:style-name="T8">Задача 6. Сортировки, сортировочки</text:span></text:p>
      <text:p text:style-name="P1"><text:span text:style-name="T6">Реализуйте алгоритмы сортировок: пузырьковая(bubble sort), сортировка простыми вставками, сортировка Шелла(shell sort), быстрая сортировка(quick sort). </text:span></text:p>
      <text:p text:style-name="P1"><text:span text:style-name="T6">Постройте график: </text:span><text:bookmark text:name="_GoBack"/></text:p>
      <text:list xml:id="list4069221444" text:style-name="WWNum1">
        <text:list-item>
          <text:p text:style-name="P2"><text:span text:style-name="T6">зависимости роста времени сортировки от размера входного массива (размер массива 100к-1М элементов с шагом 100к элементов, равномерное распределение);</text:span></text:p>
        </text:list-item>
        <text:list-item>
          <text:p text:style-name="P2"><text:soft-page-break/><text:span text:style-name="T6">зависимости роста времени сортировки от размера входного массива (размер массива 100к-1М элементов с шагом 100к элементов, упорядоченные по возрастанию);</text:span></text:p>
        </text:list-item>
        <text:list-item>
          <text:p text:style-name="P2"><text:span text:style-name="T6">зависимости роста времени сортировки от размера входного массива (размер массива 100к-1М элементов с шагом 100к элементов, упорядоченные по убыванию).</text:span></text:p>
        </text:list-item>
      </text:list>
      <text:p text:style-name="P6"/>
      <text:p text:style-name="P3"/>
      <text:p text:style-name="P4"><text:span text:style-name="T6">3 Текст программы:</text:span></text:p>
      <text:p text:style-name="P4"><text:span text:style-name="Internet_20_link"><text:span text:style-name="T12">https://github.com/voltako/se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qowt-stl-a6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qowt-font2-timesnewrom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-k" style:family="text" style:parent-style-name="Default_20_Paragraph_20_Font"/>
    <style:style style:name="pl-c1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000000" fo:font-size="14pt" style:font-size-asian="14pt" style:font-size-complex="14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</meta:initial-creator>
    <meta:editing-cycles>19</meta:editing-cycles>
    <meta:creation-date>2019-10-08T15:06:00</meta:creation-date>
    <dc:date>2020-06-20T17:00:47.246545194</dc:date>
    <dc:language>ru-RU</dc:language>
    <meta:editing-duration>PT3H2S</meta:editing-duration>
    <meta:generator>LibreOffice/6.0.7.3$Linux_X86_64 LibreOffice_project/00m0$Build-3</meta:generator>
    <meta:document-statistic meta:table-count="0" meta:image-count="0" meta:object-count="0" meta:page-count="3" meta:paragraph-count="43" meta:word-count="299" meta:character-count="2382" meta:non-whitespace-character-count="210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